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weight="bold" officeooo:rsid="0010b832" officeooo:paragraph-rsid="0010b832" style:font-weight-asian="bold" style:font-weight-complex="bold"/>
    </style:style>
    <style:style style:name="P2" style:family="paragraph" style:parent-style-name="Standard">
      <style:text-properties officeooo:rsid="0010b832" officeooo:paragraph-rsid="0010b832"/>
    </style:style>
    <style:style style:name="P3" style:family="paragraph" style:parent-style-name="Standard" style:list-style-name="L1">
      <style:text-properties officeooo:rsid="0010b832" officeooo:paragraph-rsid="0010b832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0b832" officeooo:paragraph-rsid="0010b832" style:font-weight-asian="bold" style:font-weight-complex="bold"/>
    </style:style>
    <style:style style:name="P5" style:family="paragraph" style:parent-style-name="Standard">
      <style:text-properties fo:font-style="italic" fo:font-weight="bold" officeooo:rsid="0010b832" officeooo:paragraph-rsid="0010b832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Mrs. Durden- Florida Program Manager</text:p>
      <text:p text:style-name="P2">Mr. Andrew Harper- Teacher</text:p>
      <text:p text:style-name="P2">Mrs. Ferrell- T/A</text:p>
      <text:p text:style-name="P2">Persevere</text:p>
      <text:p text:style-name="P2">P.O. Box 1802,</text:p>
      <text:p text:style-name="P2">Salt Lake City, UT 84110</text:p>
      <text:p text:style-name="P2">877-260-7299</text:p>
      <text:p text:style-name="P2"><text:a xlink:type="simple" xlink:href="http://www.perseverenow.org/" text:style-name="Internet_20_link" text:visited-style-name="Visited_20_Internet_20_Link">www.perseverenow.org</text:a></text:p>
      <text:p text:style-name="P2"/>
      <text:p text:style-name="P4">Re: Junior Developer Peer-Mentor</text:p>
      <text:p text:style-name="P2"/>
      <text:p text:style-name="P2">Dear Mrs. Durden:</text:p>
      <text:p text:style-name="P2"/>
      <text:p text:style-name="P2">Your requesting peer-mentors for the next cohort, and I am interested in being a mentor.</text:p>
      <text:p text:style-name="P2">I’m currently a student and future graduate of the first class at Wakulla C.I., and I bring to the table the knowledge I have acquired over the year. I am constantly building projects and solving algorithms to better myself on a daily basis.</text:p>
      <text:p text:style-name="P2"/>
      <text:p text:style-name="P2">I enjoy learning new skills, being in new roles, stepping outside my comfort zone to be a future Senior Developer. Persevere teaches people to do just that and have the tools and skills to succeed after prison, better than any other prison program. I am willing to be a part of this program until I go to work release and possibly after prison. </text:p>
      <text:p text:style-name="P2"/>
      <text:p text:style-name="P2"/>
      <text:p text:style-name="P2">My skills include but are not limited to:</text:p>
      <text:list text:style-name="L1">
        <text:list-item>
          <text:p text:style-name="P3">Knowledge of structuring, designing, and developing MERN Stack applications</text:p>
        </text:list-item>
        <text:list-item>
          <text:p text:style-name="P3">Debugging skills and understanding different methods for solving algorithms</text:p>
        </text:list-item>
        <text:list-item>
          <text:p text:style-name="P3">Studied to be a facilitator in 2016</text:p>
        </text:list-item>
        <text:list-item>
          <text:p text:style-name="P3">Graduate of the Faith and Character Curriculum at Wakulla C.I.</text:p>
        </text:list-item>
        <text:list-item>
          <text:p text:style-name="P3">Have the drive to see this program continue and prosper</text:p>
        </text:list-item>
        <text:list-item>
          <text:p text:style-name="P3">Proficient in maintaining a professional mindset, meeting deadlines, retaining and displaying soft skills, teamwork, being reliable and having a perfect attendance record when there is a class.</text:p>
        </text:list-item>
      </text:list>
      <text:p text:style-name="P2"/>
      <text:p text:style-name="P2"/>
      <text:p text:style-name="P2"/>
      <text:p text:style-name="P2">Thank you for your time and consideration. I look forward to speaking to you more about this opportunity and answering any questions you may have.</text:p>
      <text:p text:style-name="P2"/>
      <text:p text:style-name="P2"/>
      <text:p text:style-name="P2"><text:soft-page-break/></text:p>
      <text:p text:style-name="P5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0b832" officeooo:paragraph-rsid="0010b832" style:font-weight-asian="bold" style:font-weight-complex="bold"/>
    </style:style>
    <style:style style:name="MP2" style:family="paragraph" style:parent-style-name="Standard">
      <style:text-properties officeooo:rsid="0010b832" officeooo:paragraph-rsid="0010b832"/>
    </style:style>
    <style:style style:name="MP3" style:family="paragraph" style:parent-style-name="Standard">
      <style:text-properties fo:font-style="italic" fo:font-weight="bold" officeooo:rsid="0010b832" officeooo:paragraph-rsid="0010b832" style:font-style-asian="italic" style:font-weight-asian="bold" style:font-style-complex="italic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Andre Bonner</text:p>
        <text:p text:style-name="MP1">Cordilleras, FL 32327 | Junior Software Developer | email: N/A</text:p>
      </style:header>
      <style:footer>
        <text:p text:style-name="MP2">Sincerely,</text:p>
        <text:p text:style-name="MP3">Andre Bonner</text:p>
        <text:p text:style-name="MP2">Junior Software Developer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3:45:48.104000000</meta:creation-date>
    <dc:date>2024-10-31T13:33:49.772000000</dc:date>
    <meta:editing-duration>PT23H48M2S</meta:editing-duration>
    <meta:editing-cycles>1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28" meta:word-count="292" meta:character-count="1767" meta:non-whitespace-character-count="1507"/>
  </office:meta>
</office:document-meta>
</file>